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Default" style:master-page-name="MP0" style:family="paragraph">
      <style:paragraph-properties fo:break-before="page"/>
    </style:style>
    <style:style style:name="T3"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4" style:parent-style-name="ListParagraph" style:family="paragraph">
      <style:paragraph-properties fo:margin-left="0.2479in" fo:text-indent="-0.2479in">
        <style:tab-stops/>
      </style:paragraph-properties>
      <style:text-properties fo:font-size="11pt" style:font-size-asian="11pt"/>
    </style:style>
    <style:style style:name="P5" style:parent-style-name="ListParagraph" style:family="paragraph">
      <style:paragraph-properties fo:margin-left="0.2479in" fo:text-indent="-0.2479in">
        <style:tab-stops/>
      </style:paragraph-properties>
      <style:text-properties fo:font-size="11pt" style:font-size-asian="11pt"/>
    </style:style>
    <style:style style:name="P6" style:parent-style-name="ListParagraph" style:family="paragraph">
      <style:paragraph-properties fo:margin-left="0.2479in" fo:text-indent="-0.2479in">
        <style:tab-stops/>
      </style:paragraph-properties>
      <style:text-properties fo:font-size="11pt" style:font-size-asian="11pt"/>
    </style:style>
    <style:style style:name="P7" style:parent-style-name="ListParagraph" style:family="paragraph">
      <style:paragraph-properties fo:margin-left="0.2479in" fo:text-indent="-0.2479in">
        <style:tab-stops/>
      </style:paragraph-properties>
      <style:text-properties fo:font-size="11pt" style:font-size-asian="11pt"/>
    </style:style>
    <style:style style:name="P8" style:parent-style-name="Normal" style:family="paragraph">
      <style:text-properties fo:font-size="11pt" style:font-size-asian="11pt"/>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size="11pt" style:font-size-asian="11pt"/>
    </style:style>
    <style:style style:name="P11" style:parent-style-name="Normal" style:family="paragraph">
      <style:text-properties fo:font-size="11pt" style:font-size-asian="11pt"/>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size="11pt" style:font-size-asian="11pt"/>
    </style:style>
    <style:style style:name="P14" style:parent-style-name="Normal" style:family="paragraph">
      <style:text-properties fo:font-weight="bold" style:font-weight-asian="bold" style:font-weight-complex="bold"/>
    </style:style>
    <style:style style:name="T15" style:parent-style-name="DefaultParagraphFont" style:family="text">
      <style:text-properties fo:font-size="11pt" style:font-size-asian="11pt"/>
    </style:style>
  </office:automatic-styles>
  <office:body>
    <office:text text:use-soft-page-breaks="true">
      <text:p text:style-name="P1"><text:span text:style-name="T3">SHALL Training Events 2012<text:s/></text:span></text:p>
      <text:h text:style-name="Heading1" text:outline-level="1">Exercise 1 – ‘Build’ conversations to share LIS value stories</text:h>
      <text:h text:style-name="Heading2" text:outline-level="2"><text:s/>Objective of the exercise<text:s/></text:h>
      <text:p text:style-name="Normal">The objective of this exercise is to share, capture and use value stories. Stories are a powerful way of sharing experience. Value stories can evidence success, problems or opportunities relating to demonstrating value in NHS.<text:s/></text:p>
      <text:h text:style-name="Heading2" text:outline-level="2">Steps to complete the exercise:<text:s/></text:h>
      <text:list text:style-name="LFO2" text:continue-numbering="true">
        <text:list-item>
          <text:p text:style-name="P4">Begin in pairs – introduce yourselves to one another and share your stories<text:s/></text:p>
        </text:list-item>
        <text:list-item>
          <text:p text:style-name="P5">Then select one of them, and capture it using the headings below (story name and key points). Then link your selected story to the challenges and competencies results of the survey (see the handouts). The story is then captured<text:s/></text:p>
        </text:list-item>
        <text:list-item>
          <text:p text:style-name="P6">Now introduce yourselves to another pair, share the two stories and select one to tell to the whole group<text:s/></text:p>
        </text:list-item>
        <text:list-item>
          <text:p text:style-name="P7">Select one person from your group to tell the selected story using the headings below.<text:s/></text:p>
        </text:list-item>
      </text:list>
      <text:p text:style-name="P8"/>
      <text:p text:style-name="P9">Story name or title:<text:s/></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text:p>
      <text:p text:style-name="P11"/>
      <text:p text:style-name="P12">Three key bullet points which capture the essence of the story:<text:s/></text:p>
      <text:p text:style-name="P1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text:p>
      <text:p text:style-name="Normal"/>
      <text:p text:style-name="P14">Links to the challenges and competencies identified by the survey:<text:s/></text:p>
      <text:p text:style-name="Normal"><text:span text:style-name="T1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style:text-properties style:font-name="Calibri Light" style:font-name-asian="Times New Roman" style:font-name-complex="Times New Roman"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eader" style:display-name="Head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1in" fo:margin-bottom="0.1319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868in"/>
      </style:footer-style>
    </style:page-layout>
    <style:style style:name="P2" style:parent-style-name="Footer" style:family="paragraph">
      <style:paragraph-properties fo:margin-left="-0.0986in">
        <style:tab-stops>
          <style:tab-stop style:type="center" style:position="3.2326in"/>
          <style:tab-stop style:type="right" style:position="6.3666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footer>
        <text:p text:style-name="P2"><draw:frame draw:style-name="a0" draw:name="Picture 13" text:anchor-type="as-char" svg:x="0in" svg:y="0in" svg:width="2.01843in" svg:height="0.41976in" style:rel-width="scale" style:rel-height="scale"><draw:image xlink:href="media/image1.jpg" xlink:type="simple" xlink:show="embed" xlink:actuate="onLoad"/><svg:title/><svg:desc>Logo of Beaworthy Consulting.  Knowledge and Information Management Consultants</svg:desc></draw:frame><text:tab/><text:tab/><draw:frame draw:style-name="a1" draw:name="Picture 14" text:anchor-type="as-char" svg:x="0in" svg:y="0in" svg:width="1.03246in" svg:height="0.56262in" style:rel-width="scale" style:rel-height="scale"><draw:image xlink:href="media/image2.jpg" xlink:type="simple" xlink:show="embed" xlink:actuate="onLoad"/><svg:title/><svg:desc>Logo of IDW Knowledge Management and MBTI Consultancy</svg:desc></draw:frame><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0-21T12:11:00Z</meta:creation-date>
    <dc:date>2020-10-21T12:22:00Z</dc:date>
    <meta:template xlink:href="Normal" xlink:type="simple"/>
    <meta:editing-cycles>1</meta:editing-cycles>
    <meta:editing-duration>PT660S</meta:editing-duration>
    <meta:document-statistic meta:page-count="1" meta:paragraph-count="5" meta:word-count="384" meta:character-count="2571" meta:row-count="18" meta:non-whitespace-character-count="2192"/>
  </office:meta>
</office:document-meta>
</file>